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Table_20_Contents">
      <style:text-properties fo:language="en" fo:country="US" fo:font-weight="bold" style:font-weight-asian="bold" style:font-weight-complex="bold"/>
    </style:style>
    <style:style style:name="P13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Версии платформы</text:h>
      <text:h text:style-name="P10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, а также типовой проект с базовыми настройками <text:span text:style-name="T3">Solr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0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oft-page-break/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soft-pag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0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0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ext:soft-page-break/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0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ext:soft-page-break/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0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0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0" text:outline-level="2"><text:soft-page-break/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3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0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0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0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oft-page-break/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0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0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0" text:outline-level="2"><text:soft-page-break/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0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0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<text:soft-page-break/>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text:soft-page-break/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0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0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ext:soft-page-break/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0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ext:soft-page-break/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2-28T18:45:26.62</dc:date>
    <meta:editing-duration>P1DT14H29M26S</meta:editing-duration>
    <meta:editing-cycles>34</meta:editing-cycles>
    <meta:generator>OpenOffice.org/3.3$Win32 OpenOffice.org_project/330m20$Build-9567</meta:generator>
    <meta:document-statistic meta:table-count="20" meta:image-count="0" meta:object-count="0" meta:page-count="11" meta:paragraph-count="692" meta:word-count="2702" meta:character-count="20468"/>
  </office:meta>
</office:document-meta>
</file>